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4492in"/>
    </style:style>
    <style:style style:name="co8" style:family="table-column">
      <style:table-column-properties fo:break-before="auto" style:column-width="0.5925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7409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2.7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957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4028in" fo:break-before="auto" style:use-optimal-row-height="false"/>
    </style:style>
    <style:style style:name="ro8" style:family="table-row">
      <style:table-row-properties style:row-height="0.3571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fo:font-size="6pt" style:font-size-asian="6pt" style:font-size-complex="6pt"/>
    </style:style>
    <style:style style:name="T4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Power Suppl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VDD_ARM_IN</text:p>
          </table:table-cell>
          <table:table-cell office:value-type="string" calcext:value-type="string">
            <text:p>Core supply voltages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3920" calcext:value-type="float">
            <text:p>3920</text:p>
          </table:table-cell>
          <table:table-cell office:value-type="string" calcext:value-type="string">
            <text:p>using Quad @ 996 Mhz,0.9-1.3V in standby</text:p>
          </table:table-cell>
          <table:table-cell office:value-type="string" calcext:value-type="string">
            <text:p>VDD_ARM_IN,VDD_ARM23_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VDD_ARM23_IN</text:p>
          </table:table-cell>
          <table:table-cell office:value-type="string" calcext:value-type="string">
            <text:p>Core supply voltages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0.9-1.3V in standb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VDD_SOC_IN</text:p>
          </table:table-cell>
          <table:table-cell office:value-type="string" calcext:value-type="string">
            <text:p>Core supply voltages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0.9-1.3V in standb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VDD_ARM_CAP</text:p>
          </table:table-cell>
          <table:table-cell office:value-type="string" calcext:value-type="string">
            <text:p>Internal supply voltages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VDD_ARM23_CAP</text:p>
          </table:table-cell>
          <table:table-cell office:value-type="string" calcext:value-type="string">
            <text:p>Internal supply voltages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VDD_SOC_CAP</text:p>
          </table:table-cell>
          <table:table-cell office:value-type="string" calcext:value-type="string">
            <text:p>Internal supply voltages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VDD_PU_CAP</text:p>
          </table:table-cell>
          <table:table-cell office:value-type="string" calcext:value-type="string">
            <text:p>Internal supply voltages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NVCC_DRAM</text:p>
          </table:table-cell>
          <table:table-cell office:value-type="string" calcext:value-type="string">
            <text:p>DDR I/O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string" calcext:value-type="string">
            <text:p>DDR3_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DRAM_VR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VDD_HIGH_IN</text:p>
          </table:table-cell>
          <table:table-cell office:value-type="string" calcext:value-type="string">
            <text:p>VDD_HIGH_IN supply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VDD_SNVS_IN</text:p>
          </table:table-cell>
          <table:table-cell office:value-type="string" calcext:value-type="string">
            <text:p>Backup battery supply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2" office:value-type="string" calcext:value-type="string">
            <text:p>Should be supplied from the same supply as VDD_HIGH_IN, if the system does not require keeping real time and other data on OFF sta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iMX6</text:p>
          </table:table-cell>
          <table:table-cell office:value-type="string" calcext:value-type="string">
            <text:p>USB_H1_VBUS/USB_OTG_VBUS</text:p>
          </table:table-cell>
          <table:table-cell office:value-type="string" calcext:value-type="string">
            <text:p>USB VBUS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USB_DP/USB_DN</text:p>
          </table:table-cell>
          <table:table-cell office:value-type="string" calcext:value-type="string">
            <text:p>Input voltage on USB_OTG_DP, USB_OTG_DN,USB_H1_DP, USB_H1_DN pins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3.63" calcext:value-type="float">
            <text:p>3.6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MX6</text:p>
          </table:table-cell>
          <table:table-cell table:style-name="ce2" office:value-type="string" calcext:value-type="string">
            <text:p>NVCC_CSI, NVCC_EIM0, NVCC_EIM1, NVCC_EIM2, NVCC_ENET, NVCC_GPIO, NVCC_LCD, NVCC_NANDF, NVCC_SD1, NVCC_SD2, NVCC_SD3, NVCC_JTAG </text:p>
          </table:table-cell>
          <table:table-cell office:value-type="string" calcext:value-type="string">
            <text:p>GPIO supply voltag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1.8,2.8,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2" office:value-type="string" calcext:value-type="string">
            <text:p>Isolation between the NVCC_EIMx and NVCC_SDx different supplies allow them to operate at different voltages within the specified range. Example: NVCC_EIM1 can operate at 1.8 V while NVCC_EIM2 operates at 3.3 V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table:style-name="ce2" office:value-type="string" calcext:value-type="string">
            <text:p>NVCC_LVDS_2P5</text:p>
          </table:table-cell>
          <table:table-cell office:value-type="string" calcext:value-type="string">
            <text:p>LVDS I/O supply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table:style-name="ce2" office:value-type="string" calcext:value-type="string">
            <text:p>NVCC_MIPI </text:p>
          </table:table-cell>
          <table:table-cell office:value-type="string" calcext:value-type="string">
            <text:p>MIPI I/O supply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25.5" calcext:value-type="float">
            <text:p>25.5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MX6</text:p>
          </table:table-cell>
          <table:table-cell table:style-name="ce2" office:value-type="string" calcext:value-type="string">
            <text:p>NVCC_RGMII </text:p>
          </table:table-cell>
          <table:table-cell office:value-type="string" calcext:value-type="string">
            <text:p>Supply for RGMII I/O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2.625" calcext:value-type="float">
            <text:p>2.625</text:p>
          </table:table-cell>
          <table:table-cell table:number-columns-repeated="2"/>
          <table:table-cell table:style-name="ce2" office:value-type="string" calcext:value-type="string">
            <text:p>1.15 V – 1.30 V in HSIC 1.2 V mode • 1.43 V – 1.58 V in RGMII 1.5 V mode • 1.70 V – 1.90 V in RGMII 1.8 V mode • 2.25 V – 2.625 V in RGMII 2.5 V mo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Supplies denoted as I/O supply</text:p>
          </table:table-cell>
          <table:table-cell office:value-type="string" calcext:value-type="string">
            <text:p>MLB I/O supply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HDMI_VP</text:p>
          </table:table-cell>
          <table:table-cell office:value-type="string" calcext:value-type="string">
            <text:p>HDMI supply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HDMI_VPH</text:p>
          </table:table-cell>
          <table:table-cell office:value-type="string" calcext:value-type="string">
            <text:p>HDMI supply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PCIE_VP</text:p>
          </table:table-cell>
          <table:table-cell office:value-type="string" calcext:value-type="string">
            <text:p>PCIe supply</text:p>
          </table:table-cell>
          <table:table-cell office:value-type="float" office:value="1.023" calcext:value-type="float">
            <text:p>1.023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PCIE_VPH</text:p>
          </table:table-cell>
          <table:table-cell office:value-type="string" calcext:value-type="string">
            <text:p>PCIe supply</text:p>
          </table:table-cell>
          <table:table-cell office:value-type="float" office:value="2.325" calcext:value-type="float">
            <text:p>2.3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PCIE_VPTX</text:p>
          </table:table-cell>
          <table:table-cell office:value-type="string" calcext:value-type="string">
            <text:p>PCIe supply</text:p>
          </table:table-cell>
          <table:table-cell office:value-type="float" office:value="1.023" calcext:value-type="float">
            <text:p>1.023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SATA_VP</text:p>
          </table:table-cell>
          <table:table-cell office:value-type="string" calcext:value-type="string">
            <text:p>SATA supply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.9" calcext:value-type="float">
            <text:p>17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X6</text:p>
          </table:table-cell>
          <table:table-cell office:value-type="string" calcext:value-type="string">
            <text:p>SATA_VPH</text:p>
          </table:table-cell>
          <table:table-cell office:value-type="string" calcext:value-type="string">
            <text:p>SATA supply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9.2" calcext:value-type="float">
            <text:p>19.2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MPF0100NPAEP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MX6 supply supply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  <table:table-cell/>
        </table:table-row>
        <table:table-row table:style-name="ro5">
          <table:table-cell/>
          <table:table-cell table:style-name="ce2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5"/>
          <table:table-cell office:value-type="string" calcext:value-type="string">
            <text:p>LTC1682</text:p>
          </table:table-cell>
          <table:table-cell office:value-type="string" calcext:value-type="string">
            <text:p>TLV612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CC_USB</text:p>
          </table:table-cell>
          <table:table-cell office:value-type="string" calcext:value-type="string">
            <text:p>Supply for USB devic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PGA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IO, HDMI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AX1759</text:p>
          </table:table-cell>
          <table:table-cell table:formula="of:=56000*((5.5/1.235)-1)" office:value-type="float" office:value="193392.712550607" calcext:value-type="float">
            <text:p>193392.712550607</text:p>
          </table:table-cell>
          <table:table-cell table:formula="of:=50000*((5.5/1.235)-1)" office:value-type="float" office:value="172672.064777328" calcext:value-type="float">
            <text:p>172672.064777328</text:p>
          </table:table-cell>
          <table:table-cell table:formula="of:=68000*((5.5/1.235)-1)" office:value-type="float" office:value="234834.008097166" calcext:value-type="float">
            <text:p>234834.008097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div calcs</text:p>
          </table:table-cell>
          <table:table-cell table:formula="of:=1.235*(56000+192000)/56000" office:value-type="float" office:value="5.46928571428571" calcext:value-type="float">
            <text:p>5.4692857143</text:p>
          </table:table-cell>
          <table:table-cell table:formula="of:=1.235*(50000+174000)/50000" office:value-type="float" office:value="5.5328" calcext:value-type="float">
            <text:p>5.5328</text:p>
          </table:table-cell>
          <table:table-cell table:formula="of:=1.235*(237000+68000)/68000" office:value-type="float" office:value="5.53933823529412" calcext:value-type="float">
            <text:p>5.5393382353</text:p>
          </table:table-cell>
        </table:table-row>
        <table:table-row table:style-name="ro1">
          <table:table-cell table:number-columns-repeated="11"/>
          <table:table-cell table:formula="of:=100000*((5.5/1.235)-1)" office:value-type="float" office:value="345344.129554656" calcext:value-type="float">
            <text:p>345344.129554656</text:p>
          </table:table-cell>
        </table:table-row>
        <table:table-row table:style-name="ro1">
          <table:table-cell table:number-columns-repeated="11"/>
          <table:table-cell table:formula="of:=1.235*(100000+348000)/100000" office:value-type="float" office:value="5.5328" calcext:value-type="float">
            <text:p>5.53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868</text:p>
          </table:table-cell>
          <table:table-cell table:formula="of:=100000*(5.5/3.3)" office:value-type="float" office:value="166666.666666667" calcext:value-type="float">
            <text:p>166666.6666666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vdiv calcs</text:p>
          </table:table-cell>
          <table:table-cell table:formula="of:=3.3*(165000/100000)" office:value-type="float" office:value="5.445" calcext:value-type="float">
            <text:p>5.4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Flying cap/output current</text:p>
          </table:table-cell>
          <table:table-cell table:formula="of:=(2*3.3-5.445)/(4/(450000*(0.0001+0.0001)))+70*(10/(3.3+5.445))" office:value-type="float" office:value="106.033240423099" calcext:value-type="float">
            <text:p>106.03324042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Vripple</text:p>
          </table:table-cell>
          <table:table-cell table:formula="of:=(2*3.3-5.445)*(1/(1+(4*0.0047)/0.0002))+0.0002/70" office:value-type="float" office:value="0.0121607518796992" calcext:value-type="float">
            <text:p>0.01216075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FAN5333 Csense</text:p>
          </table:table-cell>
          <table:table-cell table:formula="of:=0.11/0.02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0.11/5.6" office:value-type="float" office:value="0.0196428571428571" calcext:value-type="float">
            <text:p>0.0196428571</text:p>
          </table:table-cell>
          <table:table-cell table:number-columns-repeated="2"/>
        </table:table-row>
      </table:table>
      <table:table table:name="IO voltages" table:style-name="ta1">
        <table:table-column table:style-name="co4" table:default-cell-style-name="Default"/>
        <table:table-row table:style-name="ro1">
          <table:table-cell/>
        </table:table-row>
      </table:table>
      <table:table table:name="rk3188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 table:number-columns-repeated="11"/>
        </table:table-row>
        <table:table-row table:style-name="ro6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AVDD, CVDD, PVDD</text:p>
          </table:table-cell>
          <table:table-cell office:value-type="string" calcext:value-type="string">
            <text:p>Internal digital logic Power （except USB OTG)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VCCIO0, VCCIO1</text:p>
          </table:table-cell>
          <table:table-cell office:value-type="string" calcext:value-type="string">
            <text:p>Digital GPIO Power(3.3V/2.5V/1.8V)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office:value-type="float" office:value="1.98" calcext:value-type="float">
            <text:p>1.98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LCD0_VCC0, LCD0_VCC1, LCD1_VCC, CIF_VCC, PVCC, <text:span text:style-name="T1">FLASH_VCC, AP0_VCC, AP1_VCC</text:span></text:p>
          </table:table-cell>
          <table:table-cell office:value-type="string" calcext:value-type="string">
            <text:p>Digital GPIO Power(3.3V/2.5V/1.8V)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office:value-type="float" office:value="1.98" calcext:value-type="float">
            <text:p>1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MVDD</text:p>
          </table:table-cell>
          <table:table-cell office:value-type="string" calcext:value-type="string">
            <text:p>DDR IO (LVDDR3 mode)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DDR reference supply input</text:p>
          </table:table-cell>
          <table:table-cell table:formula="of:=0.49*[.F10]" office:value-type="float" office:value="0.6615" calcext:value-type="float">
            <text:p>0.6615</text:p>
          </table:table-cell>
          <table:table-cell table:formula="of:=0.5*[.F10]" office:value-type="float" office:value="0.675" calcext:value-type="float">
            <text:p>0.675</text:p>
          </table:table-cell>
          <table:table-cell table:formula="of:=0.51*[.F10]" office:value-type="float" office:value="0.6885" calcext:value-type="float">
            <text:p>0.68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/>
          <table:table-cell office:value-type="string" calcext:value-type="string">
            <text:p>DDR External termination voltage</text:p>
          </table:table-cell>
          <table:table-cell table:formula="of:=[.F10]-0.4" office:value-type="float" office:value="0.95" calcext:value-type="float">
            <text:p>0.95</text:p>
          </table:table-cell>
          <table:table-cell table:formula="of:=[.F10]" office:value-type="float" office:value="1.35" calcext:value-type="float">
            <text:p>1.35</text:p>
          </table:table-cell>
          <table:table-cell table:formula="of:=[.F10]+0.4" office:value-type="float" office:value="1.75" calcext:value-type="float">
            <text:p>1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APLL_1V0, CGPLL_1V0, DPLL_1V0</text:p>
          </table:table-cell>
          <table:table-cell office:value-type="string" calcext:value-type="string">
            <text:p>PLL Analog Power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ADCVDD_1V8</text:p>
          </table:table-cell>
          <table:table-cell office:value-type="string" calcext:value-type="string">
            <text:p>SAR-ADC Analog Power</text:p>
          </table:table-cell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office:value-type="float" office:value="1.98" calcext:value-type="float">
            <text:p>1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USBDVDD_1V0</text:p>
          </table:table-cell>
          <table:table-cell office:value-type="string" calcext:value-type="string">
            <text:p>USB OTG/Host2.0 Digital Power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USBVDD_1V8</text:p>
          </table:table-cell>
          <table:table-cell office:value-type="string" calcext:value-type="string">
            <text:p>USB OTG/Host2.0 Analog Power(1.8V)</text:p>
          </table:table-cell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office:value-type="float" office:value="1.98" calcext:value-type="float">
            <text:p>1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USBVDD_3V3</text:p>
          </table:table-cell>
          <table:table-cell office:value-type="string" calcext:value-type="string">
            <text:p>USB OTG/Host2.0 Analog Power(3.3V)</text:p>
          </table:table-cell>
          <table:table-cell office:value-type="float" office:value="3.069" calcext:value-type="float">
            <text:p>3.069</text:p>
          </table:table-cell>
          <table:table-cell office:value-type="float" office:value="3.3" calcext:value-type="float">
            <text:p>3.3</text:p>
          </table:table-cell>
          <table:table-cell office:value-type="float" office:value="3.63" calcext:value-type="float">
            <text:p>3.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K3188</text:p>
          </table:table-cell>
          <table:table-cell office:value-type="string" calcext:value-type="string">
            <text:p>USBVDD_1V0</text:p>
          </table:table-cell>
          <table:table-cell office:value-type="string" calcext:value-type="string">
            <text:p>HSIC Analog Powe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fi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-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table:formula="of:=220*4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uch Sensor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5">
          <table:table-cell/>
          <table:table-cell table:style-name="ce2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5"/>
          <table:table-cell office:value-type="string" calcext:value-type="string">
            <text:p>LTC1682</text:p>
          </table:table-cell>
          <table:table-cell office:value-type="string" calcext:value-type="string">
            <text:p>TLV612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C_USB</text:p>
          </table:table-cell>
          <table:table-cell office:value-type="string" calcext:value-type="string">
            <text:p>Supply for USB devic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table table:name="TC358779" table:style-name="ta1">
        <office:forms form:automatic-focus="false" form:apply-design-mode="false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1" table:default-cell-style-name="Default"/>
        <table:table-row table:style-name="ro7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7"/>
        </table:table-row>
        <table:table-row table:style-name="ro8">
          <table:table-cell table:style-name="ce3" office:value-type="string" calcext:value-type="string">
            <text:p>PFIL </text:p>
          </table:table-cell>
          <table:table-cell table:style-name="ce4" office:value-type="string" calcext:value-type="string">
            <text:p>O </text:p>
          </table:table-cell>
          <table:table-cell table:style-name="ce4" office:value-type="string" calcext:value-type="string">
            <text:p>L </text:p>
          </table:table-cell>
          <table:table-cell table:style-name="ce5" office:value-type="string" calcext:value-type="string">
            <text:p>Audio PLL Low Pass Filter signal </text:p>
            <text:p><text:span text:style-name="T4">Connect to AVSS through 0.1uF when not used </text:span></text:p>
          </table:table-cell>
          <table:table-cell table:number-columns-repeated="10"/>
        </table:table-row>
        <table:table-row table:style-name="ro9">
          <table:table-cell table:style-name="ce4" office:value-type="string" calcext:value-type="string">
            <text:p>POWER </text:p>
            <text:p>(11) </text:p>
          </table:table-cell>
          <table:table-cell table:style-name="ce3" office:value-type="string" calcext:value-type="string">
            <text:p>VDDC1 </text:p>
          </table:table-cell>
          <table:table-cell table:style-name="ce3" office:value-type="string" calcext:value-type="string">
            <text:p>VDD for Internal Core (always ON) (1) </text:p>
          </table:table-cell>
          <table:table-cell table:style-name="ce4" office:value-type="string" calcext:value-type="string">
            <text:p>1.2V </text:p>
          </table:table-cell>
          <table:table-cell table:number-columns-repeated="10"/>
        </table:table-row>
        <table:table-row table:style-name="ro10">
          <table:table-cell table:style-name="ce3" office:value-type="string" calcext:value-type="string">
            <text:p>VDDC2 </text:p>
          </table:table-cell>
          <table:table-cell table:style-name="ce3" office:value-type="string" calcext:value-type="string">
            <text:p>VDD for Internal Core (can be powered down) (2) </text:p>
          </table:table-cell>
          <table:table-cell/>
          <table:table-cell table:style-name="ce4" office:value-type="string" calcext:value-type="string">
            <text:p>1.2V </text:p>
          </table:table-cell>
          <table:table-cell table:number-columns-repeated="10"/>
        </table:table-row>
        <table:table-row table:style-name="ro10">
          <table:table-cell table:style-name="ce3" office:value-type="string" calcext:value-type="string">
            <text:p>VDDIO1 </text:p>
          </table:table-cell>
          <table:table-cell table:style-name="ce3" office:value-type="string" calcext:value-type="string">
            <text:p>VDDIO1 IO power supply (1) </text:p>
          </table:table-cell>
          <table:table-cell/>
          <table:table-cell table:style-name="ce4" office:value-type="string" calcext:value-type="string">
            <text:p>3.3V </text:p>
          </table:table-cell>
          <table:table-cell table:number-columns-repeated="10"/>
        </table:table-row>
        <table:table-row table:style-name="ro10">
          <table:table-cell table:style-name="ce3" office:value-type="string" calcext:value-type="string">
            <text:p>VDDIO2 </text:p>
          </table:table-cell>
          <table:table-cell table:style-name="ce3" office:value-type="string" calcext:value-type="string">
            <text:p>VDDIO2 IO power supply (1) </text:p>
          </table:table-cell>
          <table:table-cell/>
          <table:table-cell table:style-name="ce4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9"/>
        </table:table-row>
        <table:table-row table:style-name="ro10">
          <table:table-cell table:style-name="ce3" office:value-type="string" calcext:value-type="string">
            <text:p>VDD_MIPI </text:p>
          </table:table-cell>
          <table:table-cell table:style-name="ce4" office:value-type="string" calcext:value-type="string">
            <text:p>VDD for the MIPI DSI (1) </text:p>
          </table:table-cell>
          <table:table-cell/>
          <table:table-cell table:style-name="ce4" office:value-type="string" calcext:value-type="string">
            <text:p>1.2V </text:p>
          </table:table-cell>
          <table:table-cell table:number-columns-repeated="10"/>
        </table:table-row>
        <table:table-row table:style-name="ro10">
          <table:table-cell table:style-name="ce4" office:value-type="string" calcext:value-type="string">
            <text:p>VDD_PLL11 </text:p>
          </table:table-cell>
          <table:table-cell table:style-name="ce3" office:value-type="string" calcext:value-type="string">
            <text:p>VDD for PLL11 (1) </text:p>
          </table:table-cell>
          <table:table-cell/>
          <table:table-cell table:style-name="ce4" office:value-type="string" calcext:value-type="string">
            <text:p>1.2V </text:p>
          </table:table-cell>
          <table:table-cell table:number-columns-repeated="10"/>
        </table:table-row>
        <table:table-row table:style-name="ro10">
          <table:table-cell table:style-name="ce3" office:value-type="string" calcext:value-type="string">
            <text:p>AVDD12 </text:p>
          </table:table-cell>
          <table:table-cell table:style-name="ce3" office:value-type="string" calcext:value-type="string">
            <text:p>HDMI Phy 1.2V power supply (2) </text:p>
          </table:table-cell>
          <table:table-cell/>
          <table:table-cell table:style-name="ce4" office:value-type="string" calcext:value-type="string">
            <text:p>1.2V </text:p>
          </table:table-cell>
          <table:table-cell table:number-columns-repeated="10"/>
        </table:table-row>
        <table:table-row table:style-name="ro10">
          <table:table-cell table:style-name="ce3" office:value-type="string" calcext:value-type="string">
            <text:p>AVDD33 </text:p>
          </table:table-cell>
          <table:table-cell table:style-name="ce3" office:value-type="string" calcext:value-type="string">
            <text:p>HDMI Phy &amp; APLL 3.3V power supply (2) </text:p>
          </table:table-cell>
          <table:table-cell/>
          <table:table-cell table:style-name="ce4" office:value-type="string" calcext:value-type="string">
            <text:p>3.3V </text:p>
          </table:table-cell>
          <table:table-cell table:number-columns-repeated="10"/>
        </table:table-row>
        <table:table-row table:style-name="ro9">
          <table:table-cell table:style-name="ce4" office:value-type="string" calcext:value-type="string">
            <text:p>Ground </text:p>
            <text:p>(25) </text:p>
          </table:table-cell>
          <table:table-cell table:style-name="ce4" office:value-type="string" calcext:value-type="string">
            <text:p>VSS </text:p>
          </table:table-cell>
          <table:table-cell/>
          <table:table-cell table:style-name="ce4" office:value-type="string" calcext:value-type="string">
            <text:p>Ground (25) 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isc </text:p>
          </table:table-cell>
          <table:table-cell table:style-name="ce4" office:value-type="string" calcext:value-type="string">
            <text:p>REXT(Note2) </text:p>
          </table:table-cell>
          <table:table-cell/>
          <table:table-cell table:style-name="ce4" office:value-type="string" calcext:value-type="string">
            <text:p>External Reference Resistor </text:p>
          </table:table-cell>
          <table:table-cell table:number-columns-repeated="5"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5" office:value-type="string" calcext:value-type="string">
            <text:p><text:span text:style-name="T2">VPGM</text:span><text:span text:style-name="T3">(Note3) </text:span></text:p>
          </table:table-cell>
          <table:table-cell table:style-name="ce4" office:value-type="string" calcext:value-type="string">
            <text:p>eFuse program power supply </text:p>
          </table:table-cell>
          <table:table-cell table:number-columns-repeated="7"/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1.25*(1+([.K12]/[.K13]))" office:value-type="float" office:value="1.25" calcext:value-type="float">
            <text:p>1.25</text:p>
          </table:table-cell>
          <table:table-cell/>
          <table:table-cell table:formula="of:=1.26*0.036" office:value-type="float" office:value="0.04536" calcext:value-type="float">
            <text:p>0.04536</text:p>
          </table:table-cell>
          <table:table-cell/>
        </table:table-row>
        <table:table-row table:style-name="ro1">
          <table:table-cell table:number-columns-repeated="12"/>
          <table:table-cell table:formula="of:=[.K15]+[.M15]" office:value-type="float" office:value="1.29536" calcext:value-type="float">
            <text:p>1.29536</text:p>
          </table:table-cell>
          <table:table-cell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resistor select 1.8 or 3.3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source from 3.3v</text:p>
          </table:table-cell>
          <table:table-cell table:number-columns-repeated="3"/>
        </table:table-row>
        <table:table-row table:style-name="ro11">
          <table:table-cell/>
          <table:table-cell table:style-name="ce2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ource from 3.3v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ource from 3.3v or 5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2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ource from 5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5353-3.3YMT-TR</text:p>
          </table:table-cell>
          <table:table-cell/>
          <table:table-cell office:value-type="string" calcext:value-type="string">
            <text:p>3.3V supply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ource from 5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353-1.8YMT-TR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ource from 5V, first stabl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A Max</text:p>
          </table:table-cell>
          <table:table-cell table:number-columns-repeated="2"/>
          <table:table-cell office:value-type="string" calcext:value-type="string">
            <text:p>Pd</text:p>
          </table:table-cell>
          <table:table-cell office:value-type="string" calcext:value-type="string">
            <text:p>T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office:value-type="string" calcext:value-type="string">
            <text:p>1.2V mW=</text:p>
          </table:table-cell>
          <table:table-cell table:formula="of:=[.I41]*[.F41]" office:value-type="float" office:value="310.476" calcext:value-type="float">
            <text:p>310.476</text:p>
          </table:table-cell>
          <table:table-cell table:formula="of:=[.I41]*([.F42]-[.F41])" office:value-type="float" office:value="543.333" calcext:value-type="float">
            <text:p>543.333</text:p>
          </table:table-cell>
          <table:table-cell table:formula="of:=[.L41]*180*0.001" office:value-type="float" office:value="97.79994" calcext:value-type="float">
            <text:p>97.799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+[.I31]" office:value-type="float" office:value="103.6" calcext:value-type="float">
            <text:p>103.6</text:p>
          </table:table-cell>
          <table:table-cell office:value-type="string" calcext:value-type="string">
            <text:p>3.3V mW =</text:p>
          </table:table-cell>
          <table:table-cell table:formula="of:=[.I42]*[.F42]" office:value-type="float" office:value="341.88" calcext:value-type="float">
            <text:p>341.88</text:p>
          </table:table-cell>
          <table:table-cell table:formula="of:=([.I42])*(5-[.F42])" office:value-type="float" office:value="176.12" calcext:value-type="float">
            <text:p>176.12</text:p>
          </table:table-cell>
          <table:table-cell table:formula="of:=[.L42]*250*0.001" office:value-type="float" office:value="44.03" calcext:value-type="float">
            <text:p>44.03</text:p>
          </table:table-cell>
          <table:table-cell office:value-type="string" calcext:value-type="string">
            <text:p>add a couple mA for VDDIO2</text:p>
          </table:table-cell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6]" office:value-type="float" office:value="32.14" calcext:value-type="float">
            <text:p>32.14</text:p>
          </table:table-cell>
          <table:table-cell office:value-type="string" calcext:value-type="string">
            <text:p>1.8VmW=</text:p>
          </table:table-cell>
          <table:table-cell table:formula="of:=[.I43]*[.F43]" office:value-type="float" office:value="57.852" calcext:value-type="float">
            <text:p>57.852</text:p>
          </table:table-cell>
          <table:table-cell table:formula="of:=([.I43])*(5-[.F43])" office:value-type="float" office:value="102.848" calcext:value-type="float">
            <text:p>102.848</text:p>
          </table:table-cell>
          <table:table-cell table:formula="of:=[.L43]*250*0.001" office:value-type="float" office:value="25.712" calcext:value-type="float">
            <text:p>25.71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[.K45]+[.I42]" office:value-type="float" office:value="251.445714285714" calcext:value-type="float">
            <text:p>251.4457142857</text:p>
          </table:table-cell>
          <table:table-cell/>
          <table:table-cell table:formula="of:=[.K41]/([.F42]-[.F41])" office:value-type="float" office:value="147.845714285714" calcext:value-type="float">
            <text:p>147.8457142857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cnn to 32u4, temporary w/ resistor</text:p>
          </table:table-cell>
          <table:table-cell table:number-columns-repeated="8"/>
          <table:table-cell office:value-type="string" calcext:value-type="string">
            <text:p>AP7217D-12YG-13</text:p>
          </table:table-cell>
          <table:table-cell table:formula="of:=75/120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2c, stby, resx</text:p>
          </table:table-cell>
          <table:table-cell table:number-columns-repeated="7"/>
          <table:table-cell office:value-type="string" calcext:value-type="string">
            <text:p>sot25</text:p>
          </table:table-cell>
          <table:table-cell office:value-type="float" office:value="169" calcext:value-type="float">
            <text:p>169</text:p>
          </table:table-cell>
          <table:table-cell table:formula="of:=75/[.K49]" office:value-type="float" office:value="0.443786982248521" calcext:value-type="float">
            <text:p>0.4437869822</text:p>
          </table:table-cell>
          <table:table-cell table:number-columns-repeated="2"/>
        </table:table-row>
        <table:table-row table:style-name="ro10">
          <table:table-cell/>
          <table:table-cell table:style-name="ce6"/>
          <table:table-cell table:number-columns-repeated="7"/>
          <table:table-cell office:value-type="string" calcext:value-type="string">
            <text:p>udfn2020</text:p>
          </table:table-cell>
          <table:table-cell office:value-type="float" office:value="132" calcext:value-type="float">
            <text:p>132</text:p>
          </table:table-cell>
          <table:table-cell table:formula="of:=75/[.K50]" office:value-type="float" office:value="0.568181818181818" calcext:value-type="float">
            <text:p>0.5681818182</text:p>
          </table:table-cell>
          <table:table-cell table:number-columns-repeated="2"/>
        </table:table-row>
        <table:table-row table:style-name="ro12">
          <table:table-cell/>
          <table:table-cell table:style-name="ce7" office:value-type="string" calcext:value-type="string">
            <text:p>Apply the 1.8V IO power and assert STBY low at same time. </text:p>
          </table:table-cell>
          <table:table-cell table:number-columns-repeated="8"/>
          <table:table-cell office:value-type="float" office:value="142" calcext:value-type="float">
            <text:p>142</text:p>
          </table:table-cell>
          <table:table-cell table:formula="of:=75/[.K51]" office:value-type="float" office:value="0.528169014084507" calcext:value-type="float">
            <text:p>0.5281690141</text:p>
          </table:table-cell>
          <table:table-cell table:number-columns-repeated="2"/>
        </table:table-row>
        <table:table-row table:style-name="ro12">
          <table:table-cell/>
          <table:table-cell table:style-name="ce7" office:value-type="string" calcext:value-type="string">
            <text:p>2. While keeping the STBY Low, apply the 3.3V IO power. 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formula="of:=75/[.K52]" office:value-type="float" office:value="0.56390977443609" calcext:value-type="float">
            <text:p>0.5639097744</text:p>
          </table:table-cell>
          <table:table-cell table:number-columns-repeated="2"/>
        </table:table-row>
        <table:table-row table:style-name="ro12">
          <table:table-cell/>
          <table:table-cell table:style-name="ce7" office:value-type="string" calcext:value-type="string">
            <text:p>3. Then with STBY still Low, apply the 1.2V core power and MIPI PHY power as shown in Figure 5-4 Power On Sequence. </text:p>
          </table:table-cell>
          <table:table-cell table:number-columns-repeated="12"/>
        </table:table-row>
        <table:table-row table:style-name="ro12">
          <table:table-cell/>
          <table:table-cell table:style-name="ce7" office:value-type="string" calcext:value-type="string">
            <text:p>4. Make STBY High and provide clock sources to TC358779XBG. </text:p>
          </table:table-cell>
          <table:table-cell table:number-columns-repeated="12"/>
        </table:table-row>
        <table:table-row table:style-name="ro12">
          <table:table-cell/>
          <table:table-cell table:style-name="ce7" office:value-type="string" calcext:value-type="string">
            <text:p> Please keep all the input signals at either “Hi-z” or “logic low” state before powering on TC358779XBG. </text:p>
          </table:table-cell>
          <table:table-cell table:number-columns-repeated="12"/>
        </table:table-row>
        <table:table-row table:style-name="ro12">
          <table:table-cell/>
          <table:table-cell table:style-name="ce7" office:value-type="string" calcext:value-type="string">
            <text:p>5. REFCLK clock source can be either 27/26 MHz or 42 MHz. </text:p>
          </table:table-cell>
          <table:table-cell table:number-columns-repeated="12"/>
        </table:table-row>
        <table:table-row table:style-name="ro12">
          <table:table-cell/>
          <table:table-cell table:style-name="ce7" office:value-type="string" calcext:value-type="string">
            <text:p>6. De-assert the reset. </text:p>
          </table:table-cell>
          <table:table-cell table:number-columns-repeated="12"/>
        </table:table-row>
        <table:table-row table:style-name="ro12">
          <table:table-cell/>
          <table:table-cell table:style-name="ce7" office:value-type="string" calcext:value-type="string">
            <text:p>7. The timing parameters for Figure 5-4 are tabulated in Table 5-3. 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5:28:22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5-09-28T00:17:27.896000000</dc:date>
    <meta:editing-duration>P17DT1H3M28S</meta:editing-duration>
    <meta:editing-cycles>42</meta:editing-cycles>
    <meta:generator>LibreOffice/4.3.5.2$Windows_x86 LibreOffice_project/3a87456aaa6a95c63eea1c1b3201acedf0751bd5</meta:generator>
    <meta:document-statistic meta:table-count="4" meta:cell-count="656" meta:object-count="0"/>
  </office:meta>
</office:document-meta>
</file>